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28pt"/>
    </style:style>
    <style:style style:name="T4" style:family="text">
      <style:text-properties fo:color="#ff3366" fo:font-size="20pt" fo:font-weight="bold"/>
    </style:style>
    <style:style style:name="T5" style:family="text">
      <style:text-properties fo:color="#ffff00" style:text-position="super 58%"/>
    </style:style>
    <style:style style:name="T6" style:family="text">
      <style:text-properties fo:color="#ffffff" fo:font-style="italic"/>
    </style:style>
    <style:style style:name="T7" style:family="text">
      <style:text-properties fo:color="#23ff23" fo:font-style="normal"/>
    </style:style>
    <style:style style:name="T8" style:family="text">
      <style:text-properties fo:color="#ffff00" fo:font-style="normal"/>
    </style:style>
    <style:style style:name="T9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24.1-24.6: sockets</presentation:footer-decl>
      <presentation:footer-decl presentation:name="ftr2">CMPTxxxx</presentation:footer-decl>
      <presentation:date-time-decl presentation:name="dtd1" presentation:source="fixed">28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24.7: UDP Packets:<text:line-break/>Connectionless Client/Server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IP, <text:span text:style-name="T1">TCP</text:span> vs. <text:span text:style-name="T1">UDP</text:span></text:p>
              </text:list-item>
            </text:list>
            <text:list text:style-name="L3">
              <text:list-item>
                <text:p text:style-name="P3">TCP <text:span text:style-name="T1">serv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erverSocket</text:span> object (in java.<text:span text:style-name="T2">net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.<text:span text:style-name="T2">accept</text:span>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ocket</text:span>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.<text:span text:style-name="T2">getInputStream</text:span>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CP <text:span text:style-name="T1">client</text:span></text:p>
              </text:list-item>
            </text:list>
            <text:list text:style-name="L3">
              <text:list-item>
                <text:p text:style-name="P3">Servers and <text:span text:style-name="T1">multithread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5 <text:span text:style-name="T3">(10 minutes)</text:span>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What is object <text:span text:style-name="T1">serialization</text:span>? <text:s/>What is needed for our objects to be serializable?<text:tab/><text:tab/><text:tab/><text:tab/><text:tab/><text:tab/><text:tab/><text:tab/><text:tab/><text:tab/><text:span text:style-name="T4">[4]</text:span></text:p>
              </text:list-item>
            </text:list>
            <text:list text:style-name="L3">
              <text:list-item>
                <text:p text:style-name="P3">What kind of <text:span text:style-name="T1">stream</text:span> is used to output a serialized object? <text:s/>What <text:span text:style-name="T1">method</text:span> is used to actually do the output?<text:tab/><text:tab/><text:tab/><text:tab/><text:tab/><text:tab/><text:tab/><text:tab/><text:tab/><text:tab/><text:tab/><text:tab/><text:tab/><text:tab/><text:tab/><text:tab/><text:span text:style-name="T4">[3]</text:span></text:p>
              </text:list-item>
            </text:list>
            <text:list text:style-name="L3">
              <text:list-item>
                <text:p text:style-name="P3">What is <text:span text:style-name="T1">buffered</text:span> I/O, and why do we care?<text:tab/><text:tab/><text:tab/><text:tab/><text:span text:style-name="T4">[4]</text:span></text:p>
              </text:list-item>
            </text:list>
            <text:list text:style-name="L3">
              <text:list-item>
                <text:p text:style-name="P3">Contrast <text:span text:style-name="T1">TCP</text:span> with <text:span text:style-name="T1">UDP</text:span>.<text:tab/><text:tab/><text:tab/><text:tab/><text:tab/><text:tab/><text:tab/><text:tab/><text:tab/><text:tab/><text:span text:style-name="T4">[4]</text:span></text:p>
              </text:list-item>
            </text:list>
            <text:list text:style-name="L3">
              <text:list-item>
                <text:p text:style-name="P3">Write Java code to open the <text:span text:style-name="T1">file</text:span> “input.dat” for reading, move to the <text:span text:style-name="T1">200</text:span><text:span text:style-name="T5">th</text:span> byte, and read an <text:span text:style-name="T1">integer</text:span> stored in binary format. <text:s/>(multiple possible solutions)<text:tab/><text:tab/><text:tab/><text:tab/><text:span text:style-name="T4">[5]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5: answers #1-2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What is object <text:span text:style-name="T1">serialization</text:span>? <text:s/>What is needed for our objects to be serializable?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ormatting</text:span> the data in an object for I/O on a <text:span text:style-name="T1">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clare that the class <text:span text:style-name="T1">implements</text:span> <text:span text:style-name="T2">Serializ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 <text:span text:style-name="T1">instance</text:span> variables must be <text:span text:style-name="T2">Serializable</text:span>, to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nless declared <text:span text:style-name="T2">trans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hat kind of <text:span text:style-name="T1">stream</text:span> is used to output a serialized object? <text:s/>What <text:span text:style-name="T1">method</text:span> is used to actually do the output?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bjectOutputStream</text:span>, .<text:span text:style-name="T2">writeObject</text:span>(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5: answers #3-4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What is <text:span text:style-name="T1">buffered</text:span> I/O, and why do we care?</text:p>
              </text:list-item>
            </text:list>
            <text:list text:style-name="L3">
              <text:list-item>
                <text:list>
                  <text:list-item>
                    <text:p text:style-name="P4">I/O not immediately <text:span text:style-name="T1">committed</text:span>, but placed in intermediate buffer until ready for <text:span text:style-name="T1">flus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ften better <text:span text:style-name="T1">throughput</text:span> from combining multiple writes</text:p>
                  </text:list-item>
                </text:list>
              </text:list-item>
            </text:list>
            <text:list text:style-name="L3">
              <text:list-item>
                <text:p text:style-name="P3">Contrast <text:span text:style-name="T1">TCP</text:span> with <text:span text:style-name="T1">UDP</text:span>.</text:p>
              </text:list-item>
            </text:list>
            <text:list text:style-name="L3">
              <text:list-item>
                <text:list>
                  <text:list-item>
                    <text:p text:style-name="P4">TCP: <text:span text:style-name="T1">connection</text:span>-oriented, more overh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DP: <text:span text:style-name="T1">connectionless</text:span>, no guarantee of delivery, packets may arrive out of order or duplicat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5: answers #5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Write Java code to open the <text:span text:style-name="T1">file</text:span> “input.dat” for reading, move to the <text:span text:style-name="T1">200</text:span><text:span text:style-name="T5">th</text:span> byte, and read an <text:span text:style-name="T1">integer</text:span>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RandomAccessFile file =</text:span><text:span text:style-name="T2"><text:line-break/></text:span><text:span text:style-name="T2"><text:tab/></text:span><text:span text:style-name="T2">new </text:span><text:span text:style-name="T1">RandomAccessFile</text:span><text:span text:style-name="T2">( “input.dat”, “r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le.</text:span><text:span text:style-name="T1">seek</text:span><text:span text:style-name="T2">( 20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nt myint = file.</text:span><text:span text:style-name="T1">readInt</text:span><text:span text:style-name="T2">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Connectionless client/server networking with <text:span text:style-name="T1">UDP</text:span></text:p>
              </text:list-item>
            </text:list>
            <text:list text:style-name="L3">
              <text:list-item>
                <text:p text:style-name="P3"><text:span text:style-name="T1">Receiving</text:span> a UDP packet (server)</text:p>
              </text:list-item>
            </text:list>
            <text:list text:style-name="L3">
              <text:list-item>
                <text:p text:style-name="P3"><text:span text:style-name="T1">Sending</text:span> a UDP packet (client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Connectionless client/server</text:p>
          </draw:text-box>
        </draw:frame>
        <draw:frame presentation:style-name="pr6" draw:layer="layout" svg:width="25.199cm" svg:height="14.475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TCP</text:span> is <text:span text:style-name="T1">connection</text:span>-oriented</text:p>
              </text:list-item>
            </text:list>
            <text:list text:style-name="L3">
              <text:list-item>
                <text:p text:style-name="P3"><text:span text:style-name="T1">UDP</text:span> is connection<text:span text:style-name="T1">less</text:span></text:p>
              </text:list-item>
            </text:list>
            <text:list text:style-name="L3">
              <text:list-item>
                <text:list>
                  <text:list-item>
                    <text:p text:style-name="P4">Send data one <text:span text:style-name="T1">packet</text:span>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ilar to envelopes through CanadaPo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ragment</text:span> larger data into multiple packe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ckets migh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Not</text:span> arrive at al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rrive out of <text:span text:style-name="T1">or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et <text:span text:style-name="T1">duplica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ess <text:span text:style-name="T1">overhead</text:span>, better <text:span text:style-name="T1">latency</text:span> and possibly better <text:span text:style-name="T1">throughpu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Receiving a UDP packet</text:p>
          </draw:text-box>
        </draw:frame>
        <draw:frame presentation:style-name="pr6" draw:layer="layout" svg:width="25.199cm" svg:height="14.72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DatagramSocket</text:span> (in java.net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ock = new </text:span><text:span text:style-name="T1">DatagramSocket</text:span><text:span text:style-name="T2">( </text:span><text:span text:style-name="T6">port</text:span><text:span text:style-name="T2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lock/<text:span text:style-name="T1">wait</text:span> for a pack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ock.</text:span><text:span text:style-name="T1">receive</text:span><text:span text:style-name="T2">( packe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DatagramPacket</text:span>:</text:p>
              </text:list-item>
            </text:list>
            <text:list text:style-name="L3">
              <text:list-item>
                <text:list>
                  <text:list-item>
                    <text:p text:style-name="P4">Data <text:span text:style-name="T1">payload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byte data[] = new byte[ 100 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 = new </text:span><text:span text:style-name="T1">DatagramPacket</text:span><text:span text:style-name="T2">( data, data.length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ad</text:span> packe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.get</text:span><text:span text:style-name="T1">Data</text:span><text:span text:style-name="T2">(), packet.get</text:span><text:span text:style-name="T1">Length</text:span><text:span text:style-name="T2">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.get</text:span><text:span text:style-name="T1">Address</text:span><text:span text:style-name="T2">(), packet.get</text:span><text:span text:style-name="T1">Port</text:span><text:span text:style-name="T2">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927cm" svg:x="1cm" svg:y="0.462cm" presentation:class="title">
          <draw:text-box>
            <text:p text:style-name="P1">Sending a UDP packet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Prepare <text:span text:style-name="T1">payload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tring msg = “Hello, World!”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data = msg.</text:span><text:span text:style-name="T1">getBytes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Package</text:span> payloa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 = new </text:span><text:span text:style-name="T1">DatagramPacket</text:span><text:span text:style-name="T2">(</text:span><text:span text:style-name="T2"><text:line-break/></text:span><text:span text:style-name="T2"><text:tab/></text:span><text:span text:style-name="T6">data</text:span><text:span text:style-name="T7">, </text:span><text:span text:style-name="T6">length</text:span><text:span text:style-name="T7">, </text:span><text:span text:style-name="T6">hostname</text:span><text:span text:style-name="T7">, </text:span><text:span text:style-name="T6">port</text:span><text:span text:style-name="T7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8">Send</text:span><text:span text:style-name="T9"> packe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socket.</text:span><text:span text:style-name="T8">send</text:span><text:span text:style-name="T7">( packet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ab5</text:span> due <text:span text:style-name="T2">Wed 11Ap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le I/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<text:span text:style-name="T1">inventory</text:span> and <text:span text:style-name="T1">point-of-sale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th <text:span text:style-name="T1">60 points</text:span></text:p>
                  </text:list-item>
                </text:list>
              </text:list-item>
            </text:list>
            <text:list text:style-name="L3">
              <text:list-item>
                <text:p text:style-name="P3">Last day for submitting <text:span text:style-name="T1">late</text:span> labs is <text:span text:style-name="T2">Fri 13Apr</text:span></text:p>
              </text:list-item>
            </text:list>
            <text:list text:style-name="L3">
              <text:list-item>
                <text:p text:style-name="P3">Last day of <text:span text:style-name="T1">classes</text:span> is <text:span text:style-name="T2">Mon 16Apr</text:span></text:p>
              </text:list-item>
            </text:list>
            <text:list text:style-name="L3">
              <text:list-item>
                <text:p text:style-name="P3"><text:span text:style-name="T1">Final</text:span> exam is <text:span text:style-name="T2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date>2007-04-02T13:03:20</dc:date>
    <dc:language>en-US</dc:language>
    <meta:editing-cycles>131</meta:editing-cycles>
    <meta:editing-duration>P5DT5H29M19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